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9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97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act project の始め方（フロントエンド）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px create-react-app client</text:p>
          </table:table-cell>
          <table:table-cell office:value-type="string" calcext:value-type="string">
            <text:p>Reactの開発環境をまるごと自動で作成するコマンド</text:p>
          </table:table-cell>
        </table:table-row>
        <table:table-row table:style-name="ro2">
          <table:table-cell/>
          <table:table-cell office:value-type="string" calcext:value-type="string">
            <text:p>npm install -g create-react-app</text:p>
            <text:p>create-react-app cli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entフォルダ内にReactフォルダの雛形ができる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eactでできること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MLの自動組み立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状態に応じて画面の更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部品ごとコードを分けられ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モーダルやカレンダーのような複雑なUIを簡単に作成可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フロントエンド側の処理を作成できる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ode.jsサーバーの始め方（バックエンド）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/>
          <table:table-cell office:value-type="string" calcext:value-type="string">
            <text:p>mkdir server</text:p>
            <text:p>cd server</text:p>
            <text:p>npm init -y</text:p>
            <text:p>npm install express cors</text:p>
          </table:table-cell>
          <table:table-cell office:value-type="string" calcext:value-type="string">
            <text:p>Node.jsでサーバーを作る準備</text:p>
            <text:p>expressはNode.jsでAPIを作るための定番フレームワーク</text:p>
            <text:p>CorsはReact → Node.jsで通信の許可のために作成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https://calendar-app-u3s5.onrender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-d579tuggjchc739fi8qg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呡歡潐䝯瑨楣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呡歡潐䝯瑨楣" style:font-family-complex="呡歡潐䝯瑨楣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00/00/00</text:date>, <text:time style:data-style-name="N2" text:time-value="23:45:53.48480362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9:09:31.704007955</meta:creation-date>
    <dc:date>2025-12-26T23:45:59.982993047</dc:date>
    <meta:editing-duration>PT4H23M52S</meta:editing-duration>
    <meta:editing-cycles>3</meta:editing-cycles>
    <meta:generator>LibreOffice/24.2.7.2$Linux_X86_64 LibreOffice_project/420$Build-2</meta:generator>
    <meta:document-statistic meta:table-count="1" meta:cell-count="17" meta:object-count="0"/>
  </office:meta>
</office:document-meta>
</file>